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UMMARY OF JUSTIFICATION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 SUMMARY OF JUSTIFICATION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believer has peace with God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believer has access to God (5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believer has assurance from God (5:3-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believer has assurance from God (5:3-4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fact of this assurance (5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fruit of the assurance (5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A SUMMARY OF JUSTIFICATION (5:1-1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eliever has peace with God (5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believer has access to God (5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believer has assurance from God (5:3-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believer is indwelt by God (5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believer is preserved in God (5:6-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-title-Title-Slide" presentation:presentation-page-layout-name="Master1-PPL1" draw:id="Slide-260">
        <draw:frame draw:id="id91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<text:s text:c="1"/>The believer is preserved in God (5:6-11):<text:s text:c="1"/></text:span><text:span text:style-name="a499" text:class-names=""/></text:p>
          </draw:text-box>
          <svg:title/>
          <svg:desc/>
        </draw:frame>
        <draw:frame draw:id="id92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Christ's past work on Calvary's cross (5:6-8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Christ's past work on Calvary's cross (5:6-8)<text:s text:c="1"/></text:span><text:span text:style-name="a509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What he did (5: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hy he did it (5:7-8a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en he did it (5:8b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believer is preserved in God (5:6-11):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Christ's past work on Calvary's cross (5:6-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Christ's present work at God's right hand (5:9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 SUMMARY OF JUSTIFICATION (5:1-11):<text:s text:c="1"/></text:span><text:span text:style-name="a542" text:class-names=""/></text:p>
          </draw:text-box>
          <svg:title/>
          <svg:desc/>
        </draw:frame>
        <draw:frame draw:id="id98" presentation:style-name="a563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believer has peace with God (5: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believer has access to God (5: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believer has assurance from God (5:3-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believer is indwelt by God (5: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believer is preserved in God (5:6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ROMANS 5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A SUMMARY OF JUSTIFICATION (5:1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 SUMMARY OF CONDEMNATION (5:12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-title-Title-Slide" presentation:presentation-page-layout-name="Master1-PPL1" draw:id="Slide-265">
        <draw:frame draw:id="id101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A SUMMARY OF CONDEMNATION (5:12-21):<text:s text:c="1"/></text:span><text:span text:style-name="a581" text:class-names=""/></text:p>
          </draw:text-box>
          <svg:title/>
          <svg:desc/>
        </draw:frame>
        <draw:frame draw:id="id102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ork of Adam (5:12-15, 16a, 17a, 18a, 19a, 20a, 21a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ork of Adam (5:12-15, 16a, 17a, 18a, 19a, 20a, 21a)<text:s text:c="1"/></text:span><text:span text:style-name="a591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ality of his act (5:12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scope of his act (5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nature of his act (5:19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ults of his act (5:14-15a, 16a, 17a, 18a, 21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sults of his act (5:14-15a, 16a, 17a, 18a, 21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mputed judgment on Adam's posterity (5: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Eternal judgment on all unsaved (5:15a, 16a, 17a, 18a, 21a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ork of Adam (5:12-15, 16a, 17a, 18a, 19a, 20a, 21a)<text:s text:c="1"/></text:span><text:span text:style-name="a627" text:class-names=""/></text:p>
          </draw:text-box>
          <svg:title/>
          <svg:desc/>
        </draw:frame>
        <draw:frame draw:id="id108" presentation:style-name="a648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lity of his act (5:12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cope of his act (5:12b-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ature of his act (5:19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ults of his act (5:14-15a, 16a, 17a, 18a, 21a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lationship of the law to his act (5:20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4" draw:style-name="a649" draw:master-page-name="Master1-Layout12-tx-Title-and-Text" presentation:presentation-page-layout-name="Master1-PPL12" draw:id="Slide-269">
        <draw:frame draw:id="id109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SUMMARY OF CONDEMNATION (5:12-21):<text:s text:c="1"/></text:span><text:span text:style-name="a651" text:class-names=""/></text:p>
          </draw:text-box>
          <svg:title/>
          <svg:desc/>
        </draw:frame>
        <draw:frame draw:id="id110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work of Adam (5:12-15, 16a, 17a, 18a, 19a, 20a, 21a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work of Christ (5:15b, 16b, 17b, 18b, 19b, 20b, 21b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5" draw:style-name="a664" draw:master-page-name="Master1-Layout1-title-Title-Slide" presentation:presentation-page-layout-name="Master1-PPL1" draw:id="Slide-270">
        <draw:frame draw:id="id111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The work of Christ (5:15b, 16b, 17b, 18b, 19b, 20b, 21b):<text:s text:c="1"/></text:span><text:span text:style-name="a666" text:class-names=""/></text:p>
          </draw:text-box>
          <svg:title/>
          <svg:desc/>
        </draw:frame>
        <draw:frame draw:id="id112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scope of his act (5:15b, 18b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6" draw:style-name="a674" draw:master-page-name="Master1-Layout12-tx-Title-and-Text" presentation:presentation-page-layout-name="Master1-PPL12" draw:id="Slide-271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scope of his act (5:15b, 18b)<text:s text:c="1"/></text:span><text:span text:style-name="a676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"Jesus Christ \... brought forgiveness to many through God's bountiful gift" (5:15b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"Christ's one act of righteousness makes all people right in God's sight and gives them life" (5:18b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7" draw:style-name="a689" draw:master-page-name="Master1-Layout12-tx-Title-and-Text" presentation:presentation-page-layout-name="Master1-PPL12" draw:id="Slide-272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work of Christ (5:15b, 16b, 17b, 18b, 19b, 20b, 21b):<text:s text:c="1"/></text:span><text:span text:style-name="a691" text:class-names=""/></text:p>
          </draw:text-box>
          <svg:title/>
          <svg:desc/>
        </draw:frame>
        <draw:frame draw:id="id116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scope of his act (5:15b, 18b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nature of his act (5:19b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ults of his act (5:16b, 17b, 21b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8" draw:style-name="a707" draw:master-page-name="Master1-Layout12-tx-Title-and-Text" presentation:presentation-page-layout-name="Master1-PPL12" draw:id="Slide-273">
        <draw:frame draw:id="id117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The results of his act (5:16b, 17b, 21b)<text:s text:c="1"/></text:span><text:span text:style-name="a709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Justification (5:16b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anctification (5:17b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Glorification (5:21b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9" draw:style-name="a725" draw:master-page-name="Master1-Layout12-tx-Title-and-Text" presentation:presentation-page-layout-name="Master1-PPL12" draw:id="Slide-274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work of Christ (5:15b, 16b, 17b, 18b, 19b, 20b, 21b):<text:s text:c="1"/></text:span><text:span text:style-name="a727" text:class-names=""/></text:p>
          </draw:text-box>
          <svg:title/>
          <svg:desc/>
        </draw:frame>
        <draw:frame draw:id="id120" presentation:style-name="a745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scope of his act (5:15b, 18b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nature of his act (5:19b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results of his act (5:16b, 17b, 21b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lationship of sin to his act (5:20b): "As people sinned more and more, God's wonderful kindness became more abundant."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0" draw:style-name="a746" draw:master-page-name="Master1-Layout12-tx-Title-and-Text" presentation:presentation-page-layout-name="Master1-PPL12" draw:id="Slide-275">
        <draw:frame draw:id="id121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A SUMMARY OF CONDEMNATION (5:12-21):<text:s text:c="1"/></text:span><text:span text:style-name="a748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work of Adam (5:12-15, 16a, 17a, 18a, 19a, 20a, 21a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work of Christ (5:15b, 16b, 17b, 18b, 19b, 20b, 21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ROMANS 5</text:span><text:span text:style-name="a763" text:class-names=""/></text:p>
          </draw:text-box>
          <svg:title/>
          <svg:desc/>
        </draw:frame>
        <draw:frame draw:id="id124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A SUMMARY OF JUSTIFICATION (5:1-1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A SUMMARY OF CONDEMNATION (5:12-21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5</dc:title>
    <meta:initial-creator>David STRICKLAND</meta:initial-creator>
    <dc:creator>David STRICKLAND</dc:creator>
    <meta:creation-date>2020-02-22T19:35:49Z</meta:creation-date>
    <dc:date>2020-02-22T19:35:49Z</dc:date>
    <meta:template xlink:href="BibleStudy" xlink:type="simple"/>
    <meta:editing-cycles>1</meta:editing-cycles>
    <meta:editing-duration>PT0S</meta:editing-duration>
    <meta:document-statistic meta:paragraph-count="76" meta:word-count="849"/>
  </office:meta>
</office:document-meta>
</file>